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AC0000019EA1D1C47FEB7EB506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Helvetica" svg:font-family="Helvetica"/>
    <style:font-face style:name="DejaVu Sans1" svg:font-family="'DejaVu Sans'" style:font-pitch="variable"/>
    <style:font-face style:name="Helvetica1" svg:font-family="Helvetica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528cm" fo:min-width="0.528cm" fo:padding-top="0cm" fo:padding-bottom="0cm" fo:padding-left="0cm" fo:padding-right="0cm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3" style:family="graphic" style:parent-style-name="standard">
      <style:graphic-properties draw:stroke="solid" svg:stroke-width="0.02cm" svg:stroke-color="#4582b2" draw:stroke-linejoin="miter" svg:stroke-linecap="butt" draw:fill="none" fo:padding-top="0.01cm" fo:padding-bottom="0.01cm" fo:padding-left="0.01cm" fo:padding-right="0.01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0.493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2.816cm" fo:min-width="2.816cm" fo:padding-top="0cm" fo:padding-bottom="0cm" fo:padding-left="0cm" fo:padding-right="0cm"/>
      <style:paragraph-properties style:writing-mode="lr-tb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5pt" style:font-size-asian="15pt" style:font-size-complex="15pt"/>
    </style:style>
    <style:style style:name="P3" style:family="paragraph">
      <loext:graphic-properties draw:fill="none"/>
    </style:style>
    <style:style style:name="P4" style:family="paragraph">
      <loext:graphic-properties draw:fill="none"/>
      <style:text-properties fo:font-size="14pt" style:font-size-asian="14pt" style:font-size-complex="14pt"/>
    </style:style>
    <style:style style:name="P5" style:family="paragraph">
      <loext:graphic-properties draw:fill="none"/>
      <style:text-properties fo:font-size="79.9000015258789pt" style:font-size-asian="79.9000015258789pt" style:font-size-complex="79.9000015258789pt"/>
    </style:style>
    <style:style style:name="T1" style:family="text">
      <style:text-properties fo:color="#003e6c" style:font-name="Helvetica" fo:font-size="15pt" fo:font-weight="bold" style:font-size-asian="15pt" style:font-name-complex="Helvetica" style:font-size-complex="15pt" style:font-weight-complex="bold"/>
    </style:style>
    <style:style style:name="T2" style:family="text">
      <style:text-properties fo:color="#4482b2" style:font-name="Helvetica" fo:font-size="15pt" fo:font-weight="bold" style:font-size-asian="15pt" style:font-name-complex="Helvetica" style:font-size-complex="15pt" style:font-weight-complex="bold"/>
    </style:style>
    <style:style style:name="T3" style:family="text">
      <style:text-properties fo:color="#969696" style:font-name="Helvetica" fo:font-size="14pt" fo:font-weight="bold" style:font-size-asian="14pt" style:font-name-complex="Helvetica" style:font-size-complex="14pt" style:font-weight-complex="bold"/>
    </style:style>
    <style:style style:name="T4" style:family="text">
      <style:text-properties fo:color="#646464" style:font-name="Helvetica" fo:font-size="14pt" fo:font-weight="bold" style:font-size-asian="14pt" style:font-name-complex="Helvetica" style:font-size-complex="14pt" style:font-weight-complex="bold"/>
    </style:style>
    <style:style style:name="T5" style:family="text">
      <style:text-properties fo:color="#4482b2" style:font-name="Helvetica" fo:font-size="14pt" fo:font-weight="bold" style:font-size-asian="14pt" style:font-name-complex="Helvetica" style:font-size-complex="14pt" style:font-weight-complex="bold"/>
    </style:style>
    <style:style style:name="T6" style:family="text">
      <style:text-properties fo:color="#969696" style:font-name="Helvetica" fo:font-size="14pt" style:font-size-asian="14pt" style:font-name-complex="Helvetica" style:font-size-complex="14pt"/>
    </style:style>
    <style:style style:name="T7" style:family="text">
      <style:text-properties fo:color="#c8c8c8" style:font-name="Helvetica" fo:font-size="79.9000015258789pt" fo:font-weight="bold" style:font-size-asian="79.9000015258789pt" style:font-name-complex="Helvetica" style:font-size-complex="79.9000015258789pt" style:font-weight-complex="bold"/>
    </style:style>
    <style:style style:name="T8" style:family="text">
      <style:text-properties fo:color="#9b9b9b" style:font-name="Helvetica" fo:font-size="14pt" style:font-size-asian="14pt" style:font-name-complex="Helvetica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4.252cm" svg:height="0.53cm" svg:x="4cm" svg:y="2.814cm">
          <draw:text-box>
            <text:p text:style-name="P1"><text:span text:style-name="T1">TRAVEL.GOV.SL</text:span></text:p>
          </draw:text-box>
        </draw:frame>
        <draw:frame draw:style-name="gr2" draw:text-style-name="P3" draw:layer="layout" svg:width="1.299cm" svg:height="1.199cm" svg:x="2cm" svg:y="2.5cm">
          <draw:image xlink:href="Pictures/10000201000001AC0000019EA1D1C47FEB7EB506.png" xlink:type="simple" xlink:show="embed" xlink:actuate="onLoad" loext:mime-type="image/png">
            <text:p/>
          </draw:image>
        </draw:frame>
        <draw:line draw:style-name="gr3" draw:text-style-name="P3" draw:layer="layout" svg:x1="2cm" svg:y1="4cm" svg:x2="19cm" svg:y2="4cm">
          <text:p/>
        </draw:line>
        <draw:frame draw:style-name="gr1" draw:text-style-name="P2" draw:layer="layout" svg:width="2.288cm" svg:height="0.53cm" svg:x="16.72cm" svg:y="2.814cm">
          <draw:text-box>
            <text:p text:style-name="P1"><text:span text:style-name="T2">RECEiPT</text:span></text:p>
          </draw:text-box>
        </draw:frame>
        <draw:frame draw:style-name="gr4" draw:text-style-name="P4" draw:layer="layout" svg:width="2.263cm" svg:height="0.496cm" svg:x="2.2cm" svg:y="4.64cm">
          <draw:text-box>
            <text:p text:style-name="P1"><text:span text:style-name="T3">Travel ID:</text:span></text:p>
          </draw:text-box>
        </draw:frame>
        <draw:frame draw:style-name="gr4" draw:text-style-name="P4" draw:layer="layout" svg:width="1.238cm" svg:height="0.496cm" svg:x="14.275cm" svg:y="4.64cm">
          <draw:text-box>
            <text:p text:style-name="P1"><text:span text:style-name="T3">Date:</text:span></text:p>
          </draw:text-box>
        </draw:frame>
        <draw:frame draw:style-name="gr4" draw:text-style-name="P4" draw:layer="layout" svg:width="1.848cm" svg:height="0.496cm" svg:x="5cm" svg:y="4.64cm">
          <draw:text-box>
            <text:p text:style-name="P1"><text:span text:style-name="T4">SI74264</text:span></text:p>
          </draw:text-box>
        </draw:frame>
        <draw:frame draw:style-name="gr4" draw:text-style-name="P4" draw:layer="layout" svg:width="2.483cm" svg:height="0.496cm" svg:x="16.351cm" svg:y="4.64cm">
          <draw:text-box>
            <text:p text:style-name="P1"><text:span text:style-name="T4">12/22/2020</text:span></text:p>
          </draw:text-box>
        </draw:frame>
        <draw:frame draw:style-name="gr4" draw:text-style-name="P4" draw:layer="layout" svg:width="1.513cm" svg:height="0.496cm" svg:x="2.2cm" svg:y="6.64cm">
          <draw:text-box>
            <text:p text:style-name="P1"><text:span text:style-name="T3">Name:</text:span></text:p>
          </draw:text-box>
        </draw:frame>
        <draw:frame draw:style-name="gr4" draw:text-style-name="P4" draw:layer="layout" svg:width="4.57cm" svg:height="0.496cm" svg:x="2.2cm" svg:y="7.24cm">
          <draw:text-box>
            <text:p text:style-name="P1"><text:span text:style-name="T4">David John Jeffries</text:span></text:p>
          </draw:text-box>
        </draw:frame>
        <draw:frame draw:style-name="gr4" draw:text-style-name="P4" draw:layer="layout" svg:width="2.724cm" svg:height="0.496cm" svg:x="2.5cm" svg:y="10.14cm">
          <draw:text-box>
            <text:p text:style-name="P1"><text:span text:style-name="T5">Description</text:span></text:p>
          </draw:text-box>
        </draw:frame>
        <draw:line draw:style-name="gr3" draw:text-style-name="P3" draw:layer="layout" svg:x1="2cm" svg:y1="10.999cm" svg:x2="19cm" svg:y2="10.999cm">
          <text:p/>
        </draw:line>
        <draw:frame draw:style-name="gr4" draw:text-style-name="P4" draw:layer="layout" svg:width="1.865cm" svg:height="0.496cm" svg:x="16.638cm" svg:y="10.14cm">
          <draw:text-box>
            <text:p text:style-name="P1"><text:span text:style-name="T5">Amount</text:span></text:p>
          </draw:text-box>
        </draw:frame>
        <draw:frame draw:style-name="gr4" draw:text-style-name="P4" draw:layer="layout" svg:width="7.804cm" svg:height="0.496cm" svg:x="2.5cm" svg:y="11.64cm">
          <draw:text-box>
            <text:p text:style-name="P1"><text:span text:style-name="T6">Napharyngeal swab test (Standard)</text:span></text:p>
          </draw:text-box>
        </draw:frame>
        <draw:frame draw:style-name="gr4" draw:text-style-name="P4" draw:layer="layout" svg:width="3.033cm" svg:height="0.496cm" svg:x="15.507cm" svg:y="11.64cm">
          <draw:text-box>
            <text:p text:style-name="P1"><text:span text:style-name="T6">Le800,000.00</text:span></text:p>
          </draw:text-box>
        </draw:frame>
        <draw:line draw:style-name="gr3" draw:text-style-name="P3" draw:layer="layout" svg:x1="2cm" svg:y1="21cm" svg:x2="19cm" svg:y2="21cm">
          <text:p/>
        </draw:line>
        <draw:frame draw:style-name="gr5" draw:text-style-name="P5" draw:layer="layout" svg:width="6.729cm" svg:height="2.816cm" draw:transform="skewX (-9.82490171502229E-017) rotate (0.735830812640809) translate (8.404cm 17.477cm)">
          <draw:text-box>
            <text:p text:style-name="P1"><text:span text:style-name="T7">PAID</text:span></text:p>
          </draw:text-box>
        </draw:frame>
        <draw:frame draw:style-name="gr4" draw:text-style-name="P4" draw:layer="layout" svg:width="1.242cm" svg:height="0.496cm" svg:x="13.83cm" svg:y="21.64cm">
          <draw:text-box>
            <text:p text:style-name="P1"><text:span text:style-name="T6">Total:</text:span></text:p>
          </draw:text-box>
        </draw:frame>
        <draw:line draw:style-name="gr3" draw:text-style-name="P3" draw:layer="layout" svg:x1="1.5cm" svg:y1="26.999cm" svg:x2="19.5cm" svg:y2="26.999cm">
          <text:p/>
        </draw:line>
        <draw:frame draw:style-name="gr4" draw:text-style-name="P4" draw:layer="layout" svg:width="3.058cm" svg:height="0.496cm" svg:x="15.477cm" svg:y="21.64cm">
          <draw:text-box>
            <text:p text:style-name="P1"><text:span text:style-name="T4">Le800,000.00</text:span></text:p>
          </draw:text-box>
        </draw:frame>
        <draw:frame draw:style-name="gr4" draw:text-style-name="P4" draw:layer="layout" svg:width="6.136cm" svg:height="0.496cm" svg:x="7.487cm" svg:y="27.34cm">
          <draw:text-box>
            <text:p text:style-name="P1"><text:span text:style-name="T8">email support@travel.gov.sl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Helvetica" svg:font-family="Helvetica"/>
    <style:font-face style:name="DejaVu Sans1" svg:font-family="'DejaVu Sans'" style:font-pitch="variable"/>
    <style:font-face style:name="Helvetica1" svg:font-family="Helvetica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2.8cm" fo:margin-bottom="1cm" fo:margin-left="1.5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12-22T14:26:01.085236444</dc:date>
    <meta:editing-duration>PT31S</meta:editing-duration>
    <meta:editing-cycles>1</meta:editing-cycles>
    <meta:document-statistic meta:object-count="21"/>
    <meta:generator>LibreOffice/6.4.6.2$Linux_X86_64 LibreOffice_project/40$Build-2</meta:generator>
  </office:meta>
</office:document-meta>
</file>